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146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APLENGTH_7_Algorithms_1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znia1_KNN_3_distanceAlgorithm_PROBABILITY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2:56:09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